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name-asian="Courier" style:font-size-asian="12pt" style:font-name-complex="Courier" style:font-size-complex="12pt"/>
    </style:style>
    <style:style style:name="P2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style:font-name-asian="Courier" style:font-size-asian="12pt" style:font-name-complex="Courier" style:font-size-complex="12pt"/>
    </style:style>
    <style:style style:name="P3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-asian="Courier" style:font-name-complex="Courier"/>
    </style:style>
    <style:style style:name="T3" style:family="text">
      <style:text-properties fo:color="#000000" style:font-name="Courier" fo:font-size="15pt" style:font-name-asian="Courier" style:font-size-asian="15pt" style:font-name-complex="Courier" style:font-size-complex="15pt"/>
    </style:style>
    <style:style style:name="T4" style:family="text">
      <style:text-properties fo:color="#000000" fo:font-size="15pt" style:font-name-asian="Courier" style:font-size-asian="15pt" style:font-name-complex="Courier" style:font-size-complex="15pt"/>
    </style:style>
    <style:style style:name="T5" style:family="text">
      <style:text-properties style:font-name-asian="Courier"/>
    </style:style>
    <style:style style:name="T6" style:family="text">
      <style:text-properties style:font-name-complex="Couri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I have created a directory called </text:p>
      <text:p text:style-name="P2"><text:tab/> '/oasis/projects/nsf/uic329/p4rodrig/DISSCO_wMPI_beta'</text:p>
      <text:p text:style-name="P2"/>
      <text:p text:style-name="P6"><text:span text:style-name="T2">that you can copy and play with.  It has a 'beta' version of the CMOD mpi version </text:span><text:span text:style-name="T2">(I am calling it beta b/c I still am testing/profiling).</text:span></text:p>
      <text:p text:style-name="P4"/>
      <text:p text:style-name="P4"/>
      <text:p text:style-name="P2">Quick Overview:</text:p>
      <text:p text:style-name="P2"/>
      <text:p text:style-name="P2">CMOD MPI version executes multinode (ie multiple compute nodes, where each node has many CPU cores), in which each node only process every nth sound (for n nodes).   The sounds are rendered by separate cores in parallel.  After all sounds are processed the rank 0 node will gather and compose the final score.</text:p>
      <text:p text:style-name="P2"/>
      <text:p text:style-name="P2">Instructions - from within the DISSCO_MPI_beta directory:</text:p>
      <text:p text:style-name="P2"/>
      <text:p text:style-name="P3">1. Compiling</text:p>
      <text:p text:style-name="P2">A</text:p>
      <text:p text:style-name="P2">There is a compiler variable that sets up either MPI or Serial version.</text:p>
      <text:p text:style-name="P2">To set the compiler variable do the following: </text:p>
      <text:p text:style-name="P2"><text:tab/>in cmod.make, lass.make, lassie.make set the doMPI=1 or 0</text:p>
      <text:p text:style-name="P2"/>
      <text:p text:style-name="P2">B</text:p>
      <text:p text:style-name="P2">Execute 'make'  as normal.</text:p>
      <text:p text:style-name="P2"/>
      <text:p text:style-name="P3">2. Running MPI jobs</text:p>
      <text:p text:style-name="P2">MPI jobs can only be run in batch (for now).  Batch jobs are submitted by a 'slurm' batch script.</text:p>
      <text:p text:style-name="P2"/>
      <text:p text:style-name="P2">There is a script called RuncmodMPI to run the MPI version and RuncmodSer to run the serial version of cmod.</text:p>
      <text:p text:style-name="P2"/>
      <text:p text:style-name="P2">A</text:p>
      <text:p text:style-name="P2">You can edit the RuncmodMPI slurm batch script using 'vi' or something like Winscp to copy the file to a local machine, edit it there, and copy it back.</text:p>
      <text:p text:style-name="P2"/>
      <text:p text:style-name="P2">You can try changing the number of nodes and time requested.</text:p>
      <text:p text:style-name="P5"><text:span text:style-name="T2">To run different DISSCO projects, change the project name and folder in the execution command.</text:span></text:p>
      <text:p text:style-name="P5"><text:span text:style-name="T2"/></text:p>
      <text:p text:style-name="P5"><text:span text:style-name="T2"/></text:p>
      <text:p text:style-name="P2">B</text:p>
      <text:p text:style-name="P2">For exection on Comet, there is now an input file that 'cmod' will read to get the random seed (instead of interactively querying the user).</text:p>
      <text:p text:style-name="P2"/>
      <text:p text:style-name="P2">The file is called 'randseed2use.txt' and it MUST be located in the same directory as the dissco script (ie FIGER8/randseed2use.txt )</text:p>
      <text:p text:style-name="P2"/>
      <text:p text:style-name="P2">C.   The slurm script executes the CMOD program and pipe the output to a text file- you should probably change that text file to something descriptive in case you want to review the output messages.</text:p>
      <text:p text:style-name="P2"><text:soft-page-break/></text:p>
      <text:p text:style-name="P2">3. Sound File output</text:p>
      <text:p text:style-name="P2">For serial jobs the final score output file is named:   project-count.aiff, where project is the project name (ie FIGER8) and count the n-th execution of the project (as determined by checking if 'FIGER81', 'FIGER82','FIGER83' exists.</text:p>
      <text:p text:style-name="P2"/>
      <text:p text:style-name="P2">For MPI jobs the output file is named: project_count_r#.aiff  , where 'r#' the rank id of the process that produced  the file.   Import to note that every compute node will produce an output file, but only the rank 0 aiff file will have the final composite across all nodes.</text:p>
      <text:p text:style-name="P2"/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Tipei</meta:initial-creator>
    <meta:creation-date>2017-11-15T21:05:40</meta:creation-date>
    <meta:document-statistic meta:table-count="0" meta:image-count="0" meta:object-count="0" meta:page-count="2" meta:paragraph-count="27" meta:word-count="403" meta:character-count="2356"/>
    <dc:date>2017-11-15T21:14:15</dc:date>
    <dc:creator>Sever Tipei</dc:creator>
    <meta:editing-duration>PT00H08M38S</meta:editing-duration>
    <meta:editing-cycles>1</meta:editing-cycles>
    <meta:generator>OpenOffice.org/3.2$Unix OpenOffice.org_project/320m12$Build-9483</meta:generator>
  </office:meta>
</office:document-meta>
</file>